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2.12pt" svg:height="339.96pt" svg:x="0pt" svg:y="130.28pt">
            <loext:p draw:notify-on-update-of-ranges="Sheet1.B1:Sheet1.F1 Sheet1.A2:Sheet1.A2 Sheet1.B2:Sheet1.F2 Sheet1.A3:Sheet1.A3 Sheet1.B3:Sheet1.F3 Sheet1.A4:Sheet1.A4 Sheet1.B4:Sheet1.F4 Sheet1.A5:Sheet1.A5 Sheet1.B5:Sheet1.F5 Sheet1.A6:Sheet1.A6 Sheet1.B6:Sheet1.F6 Sheet1.A7:Sheet1.A7 Sheet1.B7:Sheet1.F7 Sheet1.A8:Sheet1.A8 Sheet1.B8:Sheet1.F8 Sheet1.A9:Sheet1.A9 Sheet1.B9:Sheet1.F9 Sheet1.A10:Sheet1.A10 Sheet1.B10:Sheet1.F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6.76pt" svg:height="341.29pt" svg:x="618.69pt" svg:y="128.58pt">
            <loext:p draw:notify-on-update-of-ranges="Sheet1.A1:Sheet1.A1 Sheet1.B1:Sheet1.F1 Sheet1.A2:Sheet1.A2 Sheet1.B2:Sheet1.F2 Sheet1.A3:Sheet1.A3 Sheet1.B3:Sheet1.F3 Sheet1.A4:Sheet1.A4 Sheet1.B4:Sheet1.F4 Sheet1.A5:Sheet1.A5 Sheet1.B5:Sheet1.F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472165" calcext:value-type="float">
            <text:p>0.00472165</text:p>
          </table:table-cell>
          <table:table-cell office:value-type="float" office:value="0.00843719" calcext:value-type="float">
            <text:p>0.00843719</text:p>
          </table:table-cell>
          <table:table-cell office:value-type="float" office:value="0.0205217" calcext:value-type="float">
            <text:p>0.0205217</text:p>
          </table:table-cell>
          <table:table-cell office:value-type="float" office:value="0.035911" calcext:value-type="float">
            <text:p>0.035911</text:p>
          </table:table-cell>
          <table:table-cell office:value-type="float" office:value="0.0633851" calcext:value-type="float">
            <text:p>0.0633851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0.000924622" calcext:value-type="float">
            <text:p>0.000924622</text:p>
          </table:table-cell>
          <table:table-cell office:value-type="float" office:value="0.00168997" calcext:value-type="float">
            <text:p>0.00168997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663571" calcext:value-type="float">
            <text:p>0.00663571</text:p>
          </table:table-cell>
          <table:table-cell office:value-type="float" office:value="0.0112322" calcext:value-type="float">
            <text:p>0.0112322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232768" calcext:value-type="float">
            <text:p>0.0232768</text:p>
          </table:table-cell>
          <table:table-cell office:value-type="float" office:value="0.0399843" calcext:value-type="float">
            <text:p>0.0399843</text:p>
          </table:table-cell>
          <table:table-cell office:value-type="float" office:value="0.0726869" calcext:value-type="float">
            <text:p>0.0726869</text:p>
          </table:table-cell>
          <table:table-cell office:value-type="float" office:value="0.118543" calcext:value-type="float">
            <text:p>0.118543</text:p>
          </table:table-cell>
          <table:table-cell office:value-type="float" office:value="0.21606" calcext:value-type="float">
            <text:p>0.21606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382539" calcext:value-type="float">
            <text:p>0.00382539</text:p>
          </table:table-cell>
          <table:table-cell office:value-type="float" office:value="0.00881116" calcext:value-type="float">
            <text:p>0.00881116</text:p>
          </table:table-cell>
          <table:table-cell office:value-type="float" office:value="0.0163506" calcext:value-type="float">
            <text:p>0.0163506</text:p>
          </table:table-cell>
          <table:table-cell office:value-type="float" office:value="0.0324108" calcext:value-type="float">
            <text:p>0.0324108</text:p>
          </table:table-cell>
          <table:table-cell office:value-type="float" office:value="0.0316785" calcext:value-type="float">
            <text:p>0.0316785</text:p>
          </table:table-cell>
        </table:table-row>
        <table:table-row table:style-name="ro1">
          <table:table-cell office:value-type="string" calcext:value-type="string">
            <text:p>bubble_sort</text:p>
          </table:table-cell>
          <table:table-cell office:value-type="float" office:value="0.142834" calcext:value-type="float">
            <text:p>0.142834</text:p>
          </table:table-cell>
          <table:table-cell office:value-type="float" office:value="0.6292" calcext:value-type="float">
            <text:p>0.6292</text:p>
          </table:table-cell>
          <table:table-cell office:value-type="float" office:value="2.64778" calcext:value-type="float">
            <text:p>2.64778</text:p>
          </table:table-cell>
          <table:table-cell office:value-type="float" office:value="10.7531" calcext:value-type="float">
            <text:p>10.7531</text:p>
          </table:table-cell>
          <table:table-cell office:value-type="float" office:value="43.0489" calcext:value-type="float">
            <text:p>43.0489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0.016592" calcext:value-type="float">
            <text:p>0.016592</text:p>
          </table:table-cell>
          <table:table-cell office:value-type="float" office:value="0.059648" calcext:value-type="float">
            <text:p>0.059648</text:p>
          </table:table-cell>
          <table:table-cell office:value-type="float" office:value="0.240813" calcext:value-type="float">
            <text:p>0.240813</text:p>
          </table:table-cell>
          <table:table-cell office:value-type="float" office:value="0.959442" calcext:value-type="float">
            <text:p>0.959442</text:p>
          </table:table-cell>
          <table:table-cell office:value-type="float" office:value="3.84925" calcext:value-type="float">
            <text:p>3.84925</text:p>
          </table:table-cell>
        </table:table-row>
        <table:table-row table:style-name="ro1">
          <table:table-cell office:value-type="string" calcext:value-type="string">
            <text:p>counting_sor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1118" calcext:value-type="float">
            <text:p>0.001118</text:p>
          </table:table-cell>
        </table:table-row>
        <table:table-row table:style-name="ro1">
          <table:table-cell office:value-type="string" calcext:value-type="string">
            <text:p>selection_sort</text:p>
          </table:table-cell>
          <table:table-cell office:value-type="float" office:value="0.128544" calcext:value-type="float">
            <text:p>0.128544</text:p>
          </table:table-cell>
          <table:table-cell office:value-type="float" office:value="0.514253" calcext:value-type="float">
            <text:p>0.514253</text:p>
          </table:table-cell>
          <table:table-cell office:value-type="float" office:value="2.0661" calcext:value-type="float">
            <text:p>2.0661</text:p>
          </table:table-cell>
          <table:table-cell office:value-type="float" office:value="8.24432" calcext:value-type="float">
            <text:p>8.24432</text:p>
          </table:table-cell>
          <table:table-cell office:value-type="float" office:value="32.9233" calcext:value-type="float">
            <text:p>32.9233</text:p>
          </table:table-cell>
        </table:table-row>
        <table:table-row table:style-name="ro1">
          <table:table-cell office:value-type="string" calcext:value-type="string">
            <text:p>sort_sort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7622" calcext:value-type="float">
            <text:p>0.007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2:22:38.591646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1:59:22.496405852</meta:creation-date>
    <dc:date>2017-11-17T02:26:38.725429226</dc:date>
    <meta:editing-duration>PT24M21S</meta:editing-duration>
    <meta:editing-cycles>6</meta:editing-cycles>
    <meta:generator>LibreOffice/5.2.7.2$Linux_X86_64 LibreOffice_project/20m0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84cm" svg:height="11.994cm" xlink:href=".." xlink:type="simple" chart:class="chart:scatter" chart:style-name="ch1">
        <chart:title svg:x="8.329cm" svg:y="0.375cm" chart:style-name="ch2">
          <text:p>Czas Sortowania</text:p>
        </chart:title>
        <chart:legend chart:legend-position="end" svg:x="16.697cm" svg:y="3.706cm" style:legend-expansion="high" chart:style-name="ch3"/>
        <chart:plot-area chart:style-name="ch4" table:cell-range-address="Sheet1.B1:Sheet1.F10 Sheet1.A2:Sheet1.A10" chart:data-source-has-labels="both" svg:x="1.414cm" svg:y="1.393cm" svg:width="14.88cm" svg:height="9.381cm">
          <chartooo:coordinate-region svg:x="2.035cm" svg:y="1.592cm" svg:width="14.02cm" svg:height="8.535cm"/>
          <chart:axis chart:dimension="x" chart:name="primary-x" chart:style-name="ch5" chartooo:axis-type="auto">
            <chart:title svg:x="8.016cm" svg:y="11.013cm" chart:style-name="ch6">
              <text:p>Argumenty</text:p>
            </chart:title>
            <chart:categories table:cell-range-address="Sheet1.B1:Sheet1.F1"/>
          </chart:axis>
          <chart:axis chart:dimension="y" chart:name="primary-y" chart:style-name="ch5">
            <chart:title svg:x="0.451cm" svg:y="6.696cm" chart:style-name="ch7">
              <text:p>Czas(s)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scatter">
            <chart:data-point chart:repeated="5"/>
          </chart:series>
          <chart:series chart:style-name="ch10" chart:values-cell-range-address="Sheet1.B3:Sheet1.F3" chart:label-cell-address="Sheet1.A3:Sheet1.A3" chart:class="chart:scatter">
            <chart:data-point chart:repeated="5"/>
          </chart:series>
          <chart:series chart:style-name="ch11" chart:values-cell-range-address="Sheet1.B4:Sheet1.F4" chart:label-cell-address="Sheet1.A4:Sheet1.A4" chart:class="chart:scatter">
            <chart:data-point chart:repeated="5"/>
          </chart:series>
          <chart:series chart:style-name="ch12" chart:values-cell-range-address="Sheet1.B5:Sheet1.F5" chart:label-cell-address="Sheet1.A5:Sheet1.A5" chart:class="chart:scatter">
            <chart:data-point chart:repeated="5"/>
          </chart:series>
          <chart:series chart:style-name="ch13" chart:values-cell-range-address="Sheet1.B6:Sheet1.F6" chart:label-cell-address="Sheet1.A6:Sheet1.A6" chart:class="chart:scatter">
            <chart:data-point chart:repeated="5"/>
          </chart:series>
          <chart:series chart:style-name="ch14" chart:values-cell-range-address="Sheet1.B7:Sheet1.F7" chart:label-cell-address="Sheet1.A7:Sheet1.A7" chart:class="chart:scatter">
            <chart:data-point chart:repeated="5"/>
          </chart:series>
          <chart:series chart:style-name="ch15" chart:values-cell-range-address="Sheet1.B8:Sheet1.F8" chart:label-cell-address="Sheet1.A8:Sheet1.A8" chart:class="chart:scatter">
            <chart:data-point chart:repeated="5"/>
          </chart:series>
          <chart:series chart:style-name="ch16" chart:values-cell-range-address="Sheet1.B9:Sheet1.F9" chart:label-cell-address="Sheet1.A9:Sheet1.A9" chart:class="chart:scatter">
            <chart:data-point chart:repeated="5"/>
          </chart:series>
          <chart:series chart:style-name="ch17" chart:values-cell-range-address="Sheet1.B10:Sheet1.F10" chart:label-cell-address="Sheet1.A10:Sheet1.A10" chart:class="chart:scatte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B1:Sheet1.F1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Merge Sort</text:p>
                <draw:g>
                  <svg:desc>Sheet1.A2:Sheet1.A2</svg:desc>
                </draw:g>
              </table:table-cell>
              <table:table-cell office:value-type="float" office:value="0.00472165">
                <text:p>0.00472165</text:p>
                <draw:g>
                  <svg:desc>Sheet1.B2:Sheet1.F2</svg:desc>
                </draw:g>
              </table:table-cell>
              <table:table-cell office:value-type="float" office:value="0.00843719">
                <text:p>0.00843719</text:p>
              </table:table-cell>
              <table:table-cell office:value-type="float" office:value="0.0205217">
                <text:p>0.0205217</text:p>
              </table:table-cell>
              <table:table-cell office:value-type="float" office:value="0.035911">
                <text:p>0.035911</text:p>
              </table:table-cell>
              <table:table-cell office:value-type="float" office:value="0.0633851">
                <text:p>0.0633851</text:p>
              </table:table-cell>
            </table:table-row>
            <table:table-row>
              <table:table-cell office:value-type="string">
                <text:p>Quick Sort</text:p>
                <draw:g>
                  <svg:desc>Sheet1.A3:Sheet1.A3</svg:desc>
                </draw:g>
              </table:table-cell>
              <table:table-cell office:value-type="float" office:value="0.000924622">
                <text:p>0.000924622</text:p>
                <draw:g>
                  <svg:desc>Sheet1.B3:Sheet1.F3</svg:desc>
                </draw:g>
              </table:table-cell>
              <table:table-cell office:value-type="float" office:value="0.00168997">
                <text:p>0.00168997</text:p>
              </table:table-cell>
              <table:table-cell office:value-type="float" office:value="0.003766">
                <text:p>0.003766</text:p>
              </table:table-cell>
              <table:table-cell office:value-type="float" office:value="0.00663571">
                <text:p>0.00663571</text:p>
              </table:table-cell>
              <table:table-cell office:value-type="float" office:value="0.0112322">
                <text:p>0.0112322</text:p>
              </table:table-cell>
            </table:table-row>
            <table:table-row>
              <table:table-cell office:value-type="string">
                <text:p>Heap Sort</text:p>
                <draw:g>
                  <svg:desc>Sheet1.A4:Sheet1.A4</svg:desc>
                </draw:g>
              </table:table-cell>
              <table:table-cell office:value-type="float" office:value="0.0232768">
                <text:p>0.0232768</text:p>
                <draw:g>
                  <svg:desc>Sheet1.B4:Sheet1.F4</svg:desc>
                </draw:g>
              </table:table-cell>
              <table:table-cell office:value-type="float" office:value="0.0399843">
                <text:p>0.0399843</text:p>
              </table:table-cell>
              <table:table-cell office:value-type="float" office:value="0.0726869">
                <text:p>0.0726869</text:p>
              </table:table-cell>
              <table:table-cell office:value-type="float" office:value="0.118543">
                <text:p>0.118543</text:p>
              </table:table-cell>
              <table:table-cell office:value-type="float" office:value="0.21606">
                <text:p>0.21606</text:p>
              </table:table-cell>
            </table:table-row>
            <table:table-row>
              <table:table-cell office:value-type="string">
                <text:p>Radix Sort</text:p>
                <draw:g>
                  <svg:desc>Sheet1.A5:Sheet1.A5</svg:desc>
                </draw:g>
              </table:table-cell>
              <table:table-cell office:value-type="float" office:value="0.00382539">
                <text:p>0.00382539</text:p>
                <draw:g>
                  <svg:desc>Sheet1.B5:Sheet1.F5</svg:desc>
                </draw:g>
              </table:table-cell>
              <table:table-cell office:value-type="float" office:value="0.00881116">
                <text:p>0.00881116</text:p>
              </table:table-cell>
              <table:table-cell office:value-type="float" office:value="0.0163506">
                <text:p>0.0163506</text:p>
              </table:table-cell>
              <table:table-cell office:value-type="float" office:value="0.0324108">
                <text:p>0.0324108</text:p>
              </table:table-cell>
              <table:table-cell office:value-type="float" office:value="0.0316785">
                <text:p>0.0316785</text:p>
              </table:table-cell>
            </table:table-row>
            <table:table-row>
              <table:table-cell office:value-type="string">
                <text:p>bubble_sort</text:p>
                <draw:g>
                  <svg:desc>Sheet1.A6:Sheet1.A6</svg:desc>
                </draw:g>
              </table:table-cell>
              <table:table-cell office:value-type="float" office:value="0.142834">
                <text:p>0.142834</text:p>
                <draw:g>
                  <svg:desc>Sheet1.B6:Sheet1.F6</svg:desc>
                </draw:g>
              </table:table-cell>
              <table:table-cell office:value-type="float" office:value="0.6292">
                <text:p>0.6292</text:p>
              </table:table-cell>
              <table:table-cell office:value-type="float" office:value="2.64778">
                <text:p>2.64778</text:p>
              </table:table-cell>
              <table:table-cell office:value-type="float" office:value="10.7531">
                <text:p>10.7531</text:p>
              </table:table-cell>
              <table:table-cell office:value-type="float" office:value="43.0489">
                <text:p>43.0489</text:p>
              </table:table-cell>
            </table:table-row>
            <table:table-row>
              <table:table-cell office:value-type="string">
                <text:p>insertion_sort</text:p>
                <draw:g>
                  <svg:desc>Sheet1.A7:Sheet1.A7</svg:desc>
                </draw:g>
              </table:table-cell>
              <table:table-cell office:value-type="float" office:value="0.016592">
                <text:p>0.016592</text:p>
                <draw:g>
                  <svg:desc>Sheet1.B7:Sheet1.F7</svg:desc>
                </draw:g>
              </table:table-cell>
              <table:table-cell office:value-type="float" office:value="0.059648">
                <text:p>0.059648</text:p>
              </table:table-cell>
              <table:table-cell office:value-type="float" office:value="0.240813">
                <text:p>0.240813</text:p>
              </table:table-cell>
              <table:table-cell office:value-type="float" office:value="0.959442">
                <text:p>0.959442</text:p>
              </table:table-cell>
              <table:table-cell office:value-type="float" office:value="3.84925">
                <text:p>3.84925</text:p>
              </table:table-cell>
            </table:table-row>
            <table:table-row>
              <table:table-cell office:value-type="string">
                <text:p>counting_sort</text:p>
                <draw:g>
                  <svg:desc>Sheet1.A8:Sheet1.A8</svg:desc>
                </draw:g>
              </table:table-cell>
              <table:table-cell office:value-type="float" office:value="0.00084">
                <text:p>0.00084</text:p>
                <draw:g>
                  <svg:desc>Sheet1.B8:Sheet1.F8</svg:desc>
                </draw:g>
              </table:table-cell>
              <table:table-cell office:value-type="float" office:value="0.00031">
                <text:p>0.0003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764">
                <text:p>0.000764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string">
                <text:p>selection_sort</text:p>
                <draw:g>
                  <svg:desc>Sheet1.A9:Sheet1.A9</svg:desc>
                </draw:g>
              </table:table-cell>
              <table:table-cell office:value-type="float" office:value="0.128544">
                <text:p>0.128544</text:p>
                <draw:g>
                  <svg:desc>Sheet1.B9:Sheet1.F9</svg:desc>
                </draw:g>
              </table:table-cell>
              <table:table-cell office:value-type="float" office:value="0.514253">
                <text:p>0.514253</text:p>
              </table:table-cell>
              <table:table-cell office:value-type="float" office:value="2.0661">
                <text:p>2.0661</text:p>
              </table:table-cell>
              <table:table-cell office:value-type="float" office:value="8.24432">
                <text:p>8.24432</text:p>
              </table:table-cell>
              <table:table-cell office:value-type="float" office:value="32.9233">
                <text:p>32.9233</text:p>
              </table:table-cell>
            </table:table-row>
            <table:table-row>
              <table:table-cell office:value-type="string">
                <text:p>sort_sort</text:p>
                <draw:g>
                  <svg:desc>Sheet1.A10:Sheet1.A10</svg:desc>
                </draw:g>
              </table:table-cell>
              <table:table-cell office:value-type="float" office:value="0.000432">
                <text:p>0.000432</text:p>
                <draw:g>
                  <svg:desc>Sheet1.B10:Sheet1.F10</svg:desc>
                </draw:g>
              </table:table-cell>
              <table:table-cell office:value-type="float" office:value="0.000889">
                <text:p>0.000889</text:p>
              </table:table-cell>
              <table:table-cell office:value-type="float" office:value="0.001695">
                <text:p>0.001695</text:p>
              </table:table-cell>
              <table:table-cell office:value-type="float" office:value="0.003622">
                <text:p>0.003622</text:p>
              </table:table-cell>
              <table:table-cell office:value-type="float" office:value="0.007622">
                <text:p>0.007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06cm" svg:height="12.041cm" xlink:href=".." xlink:type="simple" chart:class="chart:scatter" chart:style-name="ch1">
        <chart:title svg:x="8.331cm" svg:y="0.376cm" chart:style-name="ch2">
          <text:p>Czas Sortowania zest5</text:p>
        </chart:title>
        <chart:legend chart:legend-position="end" svg:x="18.369cm" svg:y="4.974cm" style:legend-expansion="high" chart:style-name="ch3"/>
        <chart:plot-area chart:style-name="ch4" table:cell-range-address="Sheet1.A1:Sheet1.F5" chart:data-source-has-labels="both" svg:x="1.439cm" svg:y="1.395cm" svg:width="16.502cm" svg:height="9.425cm">
          <chartooo:coordinate-region svg:x="2.351cm" svg:y="1.594cm" svg:width="15.35cm" svg:height="8.579cm"/>
          <chart:axis chart:dimension="x" chart:name="primary-x" chart:style-name="ch5" chartooo:axis-type="auto">
            <chart:title svg:x="8.852cm" svg:y="11.06cm" chart:style-name="ch6">
              <text:p>Argumenty</text:p>
            </chart:title>
            <chart:categories table:cell-range-address="Sheet1.B1:Sheet1.F1"/>
          </chart:axis>
          <chart:axis chart:dimension="y" chart:name="primary-y" chart:style-name="ch5">
            <chart:title svg:x="0.451cm" svg:y="6.72cm" chart:style-name="ch7">
              <text:p>Czas(s)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scatter">
            <chart:data-point chart:repeated="5"/>
          </chart:series>
          <chart:series chart:style-name="ch10" chart:values-cell-range-address="Sheet1.B3:Sheet1.F3" chart:label-cell-address="Sheet1.A3:Sheet1.A3" chart:class="chart:scatter">
            <chart:data-point chart:repeated="5"/>
          </chart:series>
          <chart:series chart:style-name="ch11" chart:values-cell-range-address="Sheet1.B4:Sheet1.F4" chart:label-cell-address="Sheet1.A4:Sheet1.A4" chart:class="chart:scatter">
            <chart:data-point chart:repeated="5"/>
          </chart:series>
          <chart:series chart:style-name="ch12" chart:values-cell-range-address="Sheet1.B5:Sheet1.F5" chart:label-cell-address="Sheet1.A5:Sheet1.A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B1:Sheet1.F1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Merge Sort</text:p>
                <draw:g>
                  <svg:desc>Sheet1.A2:Sheet1.A2</svg:desc>
                </draw:g>
              </table:table-cell>
              <table:table-cell office:value-type="float" office:value="0.00472165">
                <text:p>0.00472165</text:p>
                <draw:g>
                  <svg:desc>Sheet1.B2:Sheet1.F2</svg:desc>
                </draw:g>
              </table:table-cell>
              <table:table-cell office:value-type="float" office:value="0.00843719">
                <text:p>0.00843719</text:p>
              </table:table-cell>
              <table:table-cell office:value-type="float" office:value="0.0205217">
                <text:p>0.0205217</text:p>
              </table:table-cell>
              <table:table-cell office:value-type="float" office:value="0.035911">
                <text:p>0.035911</text:p>
              </table:table-cell>
              <table:table-cell office:value-type="float" office:value="0.0633851">
                <text:p>0.0633851</text:p>
              </table:table-cell>
            </table:table-row>
            <table:table-row>
              <table:table-cell office:value-type="string">
                <text:p>Quick Sort</text:p>
                <draw:g>
                  <svg:desc>Sheet1.A3:Sheet1.A3</svg:desc>
                </draw:g>
              </table:table-cell>
              <table:table-cell office:value-type="float" office:value="0.000924622">
                <text:p>0.000924622</text:p>
                <draw:g>
                  <svg:desc>Sheet1.B3:Sheet1.F3</svg:desc>
                </draw:g>
              </table:table-cell>
              <table:table-cell office:value-type="float" office:value="0.00168997">
                <text:p>0.00168997</text:p>
              </table:table-cell>
              <table:table-cell office:value-type="float" office:value="0.003766">
                <text:p>0.003766</text:p>
              </table:table-cell>
              <table:table-cell office:value-type="float" office:value="0.00663571">
                <text:p>0.00663571</text:p>
              </table:table-cell>
              <table:table-cell office:value-type="float" office:value="0.0112322">
                <text:p>0.0112322</text:p>
              </table:table-cell>
            </table:table-row>
            <table:table-row>
              <table:table-cell office:value-type="string">
                <text:p>Heap Sort</text:p>
                <draw:g>
                  <svg:desc>Sheet1.A4:Sheet1.A4</svg:desc>
                </draw:g>
              </table:table-cell>
              <table:table-cell office:value-type="float" office:value="0.0232768">
                <text:p>0.0232768</text:p>
                <draw:g>
                  <svg:desc>Sheet1.B4:Sheet1.F4</svg:desc>
                </draw:g>
              </table:table-cell>
              <table:table-cell office:value-type="float" office:value="0.0399843">
                <text:p>0.0399843</text:p>
              </table:table-cell>
              <table:table-cell office:value-type="float" office:value="0.0726869">
                <text:p>0.0726869</text:p>
              </table:table-cell>
              <table:table-cell office:value-type="float" office:value="0.118543">
                <text:p>0.118543</text:p>
              </table:table-cell>
              <table:table-cell office:value-type="float" office:value="0.21606">
                <text:p>0.21606</text:p>
              </table:table-cell>
            </table:table-row>
            <table:table-row>
              <table:table-cell office:value-type="string">
                <text:p>Radix Sort</text:p>
                <draw:g>
                  <svg:desc>Sheet1.A5:Sheet1.A5</svg:desc>
                </draw:g>
              </table:table-cell>
              <table:table-cell office:value-type="float" office:value="0.00382539">
                <text:p>0.00382539</text:p>
                <draw:g>
                  <svg:desc>Sheet1.B5:Sheet1.F5</svg:desc>
                </draw:g>
              </table:table-cell>
              <table:table-cell office:value-type="float" office:value="0.00881116">
                <text:p>0.00881116</text:p>
              </table:table-cell>
              <table:table-cell office:value-type="float" office:value="0.0163506">
                <text:p>0.0163506</text:p>
              </table:table-cell>
              <table:table-cell office:value-type="float" office:value="0.0324108">
                <text:p>0.0324108</text:p>
              </table:table-cell>
              <table:table-cell office:value-type="float" office:value="0.0316785">
                <text:p>0.0316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